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SimSun" svg:font-family="SimSun, ËÎÌå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  <style:text-properties fo:color="#000000" style:font-name="Times New Roman" fo:font-size="12pt" style:font-size-asian="12pt" style:font-size-complex="12pt" style:font-weight-complex="bold"/>
    </style:style>
    <style:style style:name="P2" style:family="paragraph" style:parent-style-name="Standard">
      <style:paragraph-properties fo:margin-left="0.5in" fo:margin-right="0in" fo:margin-top="0in" fo:margin-bottom="0in" fo:line-height="100%" fo:text-indent="0in" style:auto-text-indent="false"/>
      <style:text-properties fo:color="#000000" style:font-name="Times New Roman" fo:font-size="12pt" style:font-size-asian="12pt" style:font-size-complex="12pt" style:font-weight-complex="bold"/>
    </style:style>
    <style:style style:name="P3" style:family="paragraph" style:parent-style-name="Standard" style:master-page-name="Standard">
      <style:paragraph-properties fo:margin-top="0in" fo:margin-bottom="0.1945in" fo:line-height="100%" style:page-number="auto"/>
      <style:text-properties fo:color="#000000" style:font-name="Times New Roman" fo:font-size="13.5pt" fo:font-weight="bold" style:font-size-asian="13.5pt" style:font-weight-asian="bold" style:font-size-complex="13.5pt" style:font-weight-complex="bold"/>
    </style:style>
    <style:style style:name="P4" style:family="paragraph" style:parent-style-name="List_20_Paragraph">
      <style:paragraph-properties fo:margin-top="0.1945in" fo:margin-bottom="0.1945in" fo:line-height="100%"/>
      <style:text-properties fo:color="#000000" style:font-name="Times New Roman" fo:font-size="13.5pt" style:font-size-asian="13.5pt" style:font-size-complex="13.5pt" style:font-weight-complex="bold"/>
    </style:style>
    <style:style style:name="P5" style:family="paragraph" style:parent-style-name="List_20_Paragraph" style:list-style-name="WW8Num1">
      <style:paragraph-properties fo:margin-top="0.1945in" fo:margin-bottom="0.1945in" fo:line-height="100%"/>
      <style:text-properties fo:color="#000000" style:font-name="Times New Roman" fo:font-size="13.5pt" style:font-size-asian="13.5pt" style:font-size-complex="13.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eting Minutes – Rhinodog studios – Super Eastgate</text:p>
      <text:p text:style-name="P1">When and Where</text:p>
      <text:p text:style-name="P2">Date: <text:tab/>3/17/10</text:p>
      <text:p text:style-name="P2">Time:<text:tab/>9:30pm</text:p>
      <text:p text:style-name="P2">Room: St Thomas A6</text:p>
      <text:p text:style-name="P2"/>
      <text:p text:style-name="P1">Role </text:p>
      <text:p text:style-name="P2">Primary facilitator: Jon</text:p>
      <text:p text:style-name="P2">Timekeeper:<text:tab/>Mike</text:p>
      <text:p text:style-name="P2">Minute Take:<text:tab/>Tony</text:p>
      <text:p text:style-name="P2">Attending: <text:tab/>Mike, Tony, Jon, Ryan</text:p>
      <text:list xml:id="list1367460340" text:style-name="WW8Num1">
        <text:list-item>
          <text:p text:style-name="P5">Objective<text:line-break/>Discussion of openAL components to the project.</text:p>
        </text:list-item>
        <text:list-item>
          <text:p text:style-name="P5">Status (include the reference to related documents)<text:line-break/></text:p>
        </text:list-item>
        <text:list-item>
          <text:p text:style-name="P5">Discussion<text:line-break/>Jon is introducing the openAL framework that he has been working on. Thus far, a continuous background music is played, and sound effects are triggered by different button presses, while the background music is continuing to play. This is done with <text:s/>~200 lines of code and is well commented. <text:s text:c="65"/><text:line-break/></text:p>
        </text:list-item>
        <text:list-item>
          <text:p text:style-name="P5">Wrap up</text:p>
        </text:list-item>
      </text:list>
      <text:p text:style-name="P4">The audio is working correctly, and now Jon will take what he learned from his prototype and turn it into a module that will be used to integrate into the final game. Jon is also going to research how to create the sounds that we require for the g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SimSun" svg:font-family="SimSun, ËÎÌå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SimSu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WW8Num1z0" style:family="text">
      <style:text-properties style:font-name-complex="Times New Roman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Meeting Minutes – Rhinodog studios – Super Eastgate</dc:title>
    <meta:initial-creator>Michael LoVerme</meta:initial-creator>
    <meta:creation-date>2010-02-03T01:18:00</meta:creation-date>
    <dc:date>2010-03-17T21:45:06</dc:date>
    <meta:editing-cycles>7</meta:editing-cycles>
    <meta:editing-duration>PT01H30M20S</meta:editing-duration>
    <meta:generator>OpenOffice.org/3.0$Linux OpenOffice.org_project/300m15$Build-9379</meta:generator>
    <dc:creator>Antonio</dc:creator>
    <meta:document-statistic meta:table-count="0" meta:image-count="0" meta:object-count="0" meta:page-count="1" meta:paragraph-count="15" meta:word-count="153" meta:character-count="948"/>
    <meta:user-defined meta:name="Info 1"/>
    <meta:user-defined meta:name="Info 2"/>
    <meta:user-defined meta:name="Info 3"/>
    <meta:user-defined meta:name="Info 4"/>
  </office:meta>
</office:document-meta>
</file>